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inux Libertine" svg:font-family="'Linux Libertine', Georgia, Times, serif"/>
    <style:font-face style:name="Ubuntu" svg:font-family="Ubuntu, Arial, 'libra sans'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style:writing-mode="page"/>
    </style:style>
    <style:style style:name="P5" style:family="paragraph" style:parent-style-name="Text_20_body">
      <style:paragraph-properties fo:margin-top="0cm" fo:margin-bottom="0cm" loext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loext:graphic-properties draw:fill="solid" draw:fill-color="#ebf1f5" draw:opacity="100%"/>
      <style:paragraph-properties fo:margin-top="0cm" fo:margin-bottom="0.499cm" loext:contextual-spacing="false" fo:orphans="2" fo:widows="2" fo:background-color="#ebf1f5" fo:padding="0.049cm" fo:border-left="0.74pt solid #bbccdd" fo:border-right="0.74pt solid #bbccdd" fo:border-top="0.74pt dashed #bbccdd" fo:border-bottom="0.74pt solid #bbccdd"/>
      <style:text-properties fo:font-variant="normal" fo:text-transform="none" fo:color="#222222" style:font-name="monospace" fo:letter-spacing="normal" fo:font-style="normal" fo:font-weight="normal"/>
    </style:style>
    <style:style style:name="P7" style:family="paragraph" style:parent-style-name="Preformatted_20_Text">
      <loext:graphic-properties draw:fill="solid" draw:fill-color="#ebf1f5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ebf1f5" fo:padding-left="0.049cm" fo:padding-right="0.049cm" fo:padding-top="0.049cm" fo:padding-bottom="0cm" fo:border-left="0.06pt solid #bbccdd" fo:border-right="0.06pt solid #bbccdd" fo:border-top="0.06pt solid #bbccdd" fo:border-bottom="none"/>
      <style:text-properties fo:font-variant="normal" fo:text-transform="none" fo:color="#222222" style:font-name="monospace" fo:letter-spacing="normal" fo:font-style="normal" fo:font-weight="normal"/>
    </style:style>
    <style:style style:name="P8" style:family="paragraph" style:parent-style-name="Preformatted_20_Text">
      <loext:graphic-properties draw:fill="solid" draw:fill-color="#ebf1f5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ebf1f5" fo:padding="0.049cm" fo:border="0.06pt solid #bbccdd"/>
      <style:text-properties fo:font-variant="normal" fo:text-transform="none" fo:color="#222222" style:font-name="monospace" fo:letter-spacing="normal" fo:font-style="normal" fo:font-weight="normal"/>
    </style:style>
    <style:style style:name="P9" style:family="paragraph" style:parent-style-name="Preformatted_20_Text">
      <loext:graphic-properties draw:fill="solid" draw:fill-color="#ebf1f5" draw:opacity="100%"/>
      <style:paragraph-properties fo:margin-left="0cm" fo:margin-right="0cm" fo:orphans="2" fo:widows="2" fo:text-indent="0cm" style:auto-text-indent="false" fo:background-color="#ebf1f5" fo:padding="0.049cm" fo:border-left="0.74pt solid #bbccdd" fo:border-right="0.74pt solid #bbccdd" fo:border-top="0.74pt dashed #bbccdd" fo:border-bottom="0.74pt solid #bbccdd"/>
      <style:text-properties fo:font-variant="normal" fo:text-transform="none" fo:color="#222222" style:font-name="monospace" fo:letter-spacing="normal" fo:font-style="normal" fo:font-weight="normal"/>
    </style:style>
    <style:style style:name="P10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1" style:family="paragraph" style:parent-style-name="Preformatted_20_Text">
      <loext:graphic-properties draw:fill="solid" draw:fill-color="#ebf1f5" draw:opacity="100%"/>
      <style:paragraph-properties fo:orphans="2" fo:widows="2" fo:background-color="#ebf1f5" fo:padding="0.049cm" fo:border-left="0.74pt solid #bbccdd" fo:border-right="0.74pt solid #bbccdd" fo:border-top="0.74pt dashed #bbccdd" fo:border-bottom="0.74pt solid #bbccdd"/>
      <style:text-properties fo:font-variant="normal" fo:text-transform="none" fo:color="#222222" style:font-name="monospace" fo:letter-spacing="normal" fo:font-style="normal" fo:font-weight="normal"/>
    </style:style>
    <style:style style:name="P12" style:family="paragraph" style:parent-style-name="Heading_20_2">
      <style:paragraph-properties fo:line-height="100%"/>
      <style:text-properties fo:font-variant="normal" fo:text-transform="none" fo:color="#222222" style:font-name="Linux Libertine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monospace" fo:font-size="10.5pt" fo:letter-spacing="normal" fo:font-style="normal" fo:font-weight="normal" fo:background-color="#ebf1f5" loext:char-shading-value="0" loext:padding="0.049cm" loext:border="0.06pt solid #eaecf0"/>
    </style:style>
    <style:style style:name="T3" style:family="text">
      <style:text-properties fo:font-variant="normal" fo:text-transform="none" fo:color="#666666" style:text-line-through-style="none" style:text-line-through-type="none" style:font-name="monospace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XDG user directories - ArchWiki</text:p>
      <text:p text:style-name="P4"><text:a xlink:type="simple" xlink:href="https://wiki.archlinux.org/index.php/XDG_user_directories" text:style-name="Internet_20_link" text:visited-style-name="Visited_20_Internet_20_Link">https://wiki.archlinux.org/index.php/XDG_user_directories</text:a></text:p>
      <text:h text:style-name="P12" text:outline-level="2"><text:bookmark text:name="Creating_custom_directories"/>Creating custom directories</text:h>
      <text:p text:style-name="P1"><text:span text:style-name="T1">Both the local </text:span><text:span text:style-name="Source_20_Text"><text:span text:style-name="T2">~/.config/user-dirs.dirs</text:span></text:span><text:span text:style-name="T1"> and global </text:span><text:span text:style-name="Source_20_Text"><text:span text:style-name="T2">/etc/xdg/user-dirs.defaults</text:span></text:span><text:span text:style-name="T1"> configuration files use the following environmental variable format to point to user directories: </text:span><text:span text:style-name="Source_20_Text"><text:span text:style-name="T2">XDG_DIRNAME_DIR="$HOME/directory_name"</text:span></text:span><text:span text:style-name="T1"> An example configuration file will/may likely look like this (these are all the template directories):</text:span></text:p>
      <text:p text:style-name="P7">~/.config/user-dirs.dirs</text:p>
      <text:p text:style-name="P9">XDG_DESKTOP_DIR="$HOME/Desktop"</text:p>
      <text:p text:style-name="P11">XDG_DOCUMENTS_DIR="$HOME/Documents"</text:p>
      <text:p text:style-name="P11">XDG_DOWNLOAD_DIR="$HOME/Downloads"</text:p>
      <text:p text:style-name="P11">XDG_MUSIC_DIR="$HOME/Music"</text:p>
      <text:p text:style-name="P11">XDG_PICTURES_DIR="$HOME/Pictures"</text:p>
      <text:p text:style-name="P11">XDG_PUBLICSHARE_DIR="$HOME/Public"</text:p>
      <text:p text:style-name="P11">XDG_TEMPLATES_DIR="$HOME/Templates"</text:p>
      <text:p text:style-name="P6">XDG_VIDEOS_DIR="$HOME/Videos"</text:p>
      <text:p text:style-name="P1"><text:span text:style-name="T1">As </text:span><text:a xlink:type="simple" xlink:href="https://www.archlinux.org/packages/?name=xdg-user-dirs" text:style-name="Internet_20_link" text:visited-style-name="Visited_20_Internet_20_Link"><text:span text:style-name="T3">xdg-user-dirs</text:span></text:a><text:span text:style-name="T1"> will source the local configuration file to point to the appropriate user directories, it is therefore possible to specify custom folders. For example, if a custom folder for the </text:span><text:span text:style-name="Source_20_Text"><text:span text:style-name="T2">XDG_DOWNLOAD_DIR</text:span></text:span><text:span text:style-name="T1"> variable has named </text:span><text:span text:style-name="Source_20_Text"><text:span text:style-name="T2">$HOME/Internet</text:span></text:span><text:span text:style-name="T1"> in </text:span><text:span text:style-name="Source_20_Text"><text:span text:style-name="T2">~/.config/user-dirs.dirs</text:span></text:span><text:span text:style-name="T1"> any application that uses this variable will use this directory.</text:span></text:p>
      <text:p text:style-name="P1"><text:span text:style-name="Strong_20_Emphasis"><text:span text:style-name="T1">Note: </text:span></text:span><text:span text:style-name="T1">Like with many configuration files, local settings override global settings. It will also be necessary to create any new custom directories.</text:span></text:p>
      <text:p text:style-name="P2">Alternatively, it is also possible to specify custom folders using the command line. For example, the following command will produce the same results as the above configuration file edit:</text:p>
      <text:p text:style-name="P8">$ xdg-user-dirs-update --set DOWNLOAD ~/Internet</text:p>
      <text:p text:style-name="Standard"/>
      <text:p text:style-name="Standard"><text:span text:style-name="T6">11.04 - How to make permanent change to .config/user-dirs.dirs?</text:span> - Ask Ubuntu</text:p>
      <text:p text:style-name="Standard"><text:a xlink:type="simple" xlink:href="https://askubuntu.com/questions/48446/how-to-make-permanent-change-to-config-user-dirs-dirs" text:style-name="Internet_20_link" text:visited-style-name="Visited_20_Internet_20_Link">https://askubuntu.com/questions/48446/how-to-make-permanent-change-to-config-user-dirs-dirs</text:a></text:p>
      <text:p text:style-name="Standard"/>
      <text:p text:style-name="P3">I think this is the proper way to do it:</text:p>
      <text:p text:style-name="P10"><text:span text:style-name="Source_20_Text"><text:span text:style-name="T4">xdg-user-dirs-update --set DOWNLOAD $HOME/var/download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inux Libertine" svg:font-family="'Linux Libertine', Georgia, Times, serif"/>
    <style:font-face style:name="Ubuntu" svg:font-family="Ubuntu, Arial, 'libra sans'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8:51:42.028982988</meta:creation-date>
    <dc:date>2017-09-07T08:55:59.821594346</dc:date>
    <meta:editing-duration>PT4M28S</meta:editing-duration>
    <meta:editing-cycles>1</meta:editing-cycles>
    <meta:document-statistic meta:table-count="0" meta:image-count="0" meta:object-count="0" meta:page-count="1" meta:paragraph-count="21" meta:word-count="187" meta:character-count="1697" meta:non-whitespace-character-count="1533"/>
    <meta:generator>LibreOffice/5.4.1.2$Linux_x86 LibreOffice_project/40m0$Build-2</meta:generator>
  </office:meta>
</office:document-meta>
</file>